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Listenabsatz" style:list-style-name="LFO2" style:family="paragraph"/>
    <style:style style:name="P34" style:parent-style-name="Listenabsatz" style:list-style-name="LFO2" style:family="paragraph"/>
    <style:style style:name="P35" style:parent-style-name="Listenabsatz" style:list-style-name="LFO2" style:family="paragraph"/>
    <style:style style:name="P36" style:parent-style-name="Listenabsatz" style:list-style-name="LFO2" style:family="paragraph"/>
    <style:style style:name="P37" style:parent-style-name="Listenabsatz" style:list-style-name="LFO2" style:family="paragraph"/>
    <style:style style:name="P38" style:parent-style-name="Listenabsatz" style:list-style-name="LFO2" style:family="paragraph"/>
    <style:style style:name="P39" style:parent-style-name="Listenabsatz" style:list-style-name="LFO2" style:family="paragraph"/>
    <style:style style:name="P40" style:parent-style-name="Listenabsatz" style:list-style-name="LFO2" style:family="paragraph"/>
    <style:style style:name="P41" style:parent-style-name="Listenabsatz" style:list-style-name="LFO2" style:family="paragraph"/>
    <style:style style:name="P42" style:parent-style-name="Listenabsatz" style:list-style-name="LFO2" style:family="paragraph"/>
    <style:style style:name="P43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://yann.lecun.com/exdb/publis/pdf/lecun-01a.pdf" office:target-frame-name="_top" xlink:show="replace"><text:span text:style-name="Hyperlink">ht</text:span><text:span text:style-name="Hyperlink">tp://yann.lecun.com/exdb/publis/pdf/lecun-01a.pdf</text:span></text:a></text:p>
        </text:list-item>
        <text:list-item>
          <text:p text:style-name="P19"><text:a xlink:href="https://github.com/NeuroAI-HD/HD-GLIO-AUTO" office:target-frame-name="_top" xlink:show="replace"><text:span text:style-name="Hyperlink">https://github.com/NeuroAI-HD/HD-GLIO-AUTO</text:span></text:a></text:p>
        </text:list-item>
        <text:list-item>
          <text:p text:style-name="P20"><text:a xlink:href="https://onlinelibrary.wiley.com/doi/10.1002/hbm.24750" office:target-frame-name="_top" xlink:show="replace"><text:span text:style-name="Hyperlink">https://onlinelibrary.wiley.com/</text:span><text:span text:style-name="Hyperlink">doi/10.1002/hbm.24750</text:span></text:a></text:p>
        </text:list-item>
      </text:list>
      <text:p text:style-name="Standard"/>
      <text:list text:style-name="LFO2" text:continue-numbering="true">
        <text:list-item>
          <text:p text:style-name="P21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22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3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</text:span><text:span text:style-name="Hyperlink">ks-multilayer-perceptron-and-the-backpropagation-algorithm-a5cd5b904fde</text:span></text:a></text:p>
        </text:list-item>
        <text:list-item>
          <text:p text:style-name="P24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5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mputer-science/multilayer-perceptron#:~:text=MLPs%20are%20able%20to%20approximate,in%20at%20least%20three%20layers%3A&amp;text=One%20input%20layer%2C%20which%20simply</text:span><text:span text:style-name="Hyperlink">,to%20the%20first%20hidden%20layer.&amp;text=One%20or%20more%20hidden%20layers%20of%20perceptrons</text:span></text:a>.</text:p>
        </text:list-item>
        <text:list-item>
          <text:p text:style-name="P26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27"><text:a xlink:href="https://stats.stackexchange.com/questions/288261/why-is-max-pooling-necessary-in-convolutional-neural-networks" office:target-frame-name="_top" xlink:show="replace"><text:span text:style-name="Hyperlink">https://stats.stackexchange.com/questions/288261/why-is-max-pooling-necessary-in-convolutional-neural-networks</text:span></text:a></text:p>
        </text:list-item>
        <text:list-item>
          <text:p text:style-name="P28"><text:a xlink:href="https://towardsdatascience.com/a-comprehensive-guide-to-convolutional-neural-networks-the-eli5-way-3bd2b1164a53" office:target-frame-name="_top" xlink:show="replace"><text:span text:style-name="Hyperlink">https://towardsdatascience.com/a-comprehensive-guide-to-convolutional-neural-networks-the-eli5-way-3bd2b1164a53</text:span></text:a><text:s/></text:p>
        </text:list-item>
        <text:list-item>
          <text:p text:style-name="P29"><text:a xlink:href="https://www.quora.com/Why-do-we-use-pooling-layer-in-convolutional-neural-networks" office:target-frame-name="_top" xlink:show="replace"><text:span text:style-name="Hyperlink">https://www.quora.com/Why-do-we-use-pooling-layer-in-convolutional-neural-networks</text:span></text:a></text:p>
        </text:list-item>
        <text:list-item>
          <text:p text:style-name="P30">a</text:p>
        </text:list-item>
        <text:list-item>
          <text:p text:style-name="P31"><text:a xlink:href="https://www.ibm.com/cloud/learn/overfitting" office:target-frame-name="_top" xlink:show="replace"><text:span text:style-name="Hyperlink">https://www.ibm.com/cloud/learn/overfitting</text:span></text:a></text:p>
        </text:list-item>
        <text:list-item>
          <text:p text:style-name="P32"><text:a xlink:href="https://www.bundesaerztekammer.de/fileadmin/user_upload/downloads/TB13_Fachkraeftemangel1.pdf" office:target-frame-name="_top" xlink:show="replace"><text:span text:style-name="Hyperlink">https://www.bundesaerztekammer.de/fileadmin/user_upload/downloads/TB13_Fachkraeftemangel1.pdf</text:span></text:a></text:p>
        </text:list-item>
        <text:list-item>
          <text:p text:style-name="P33"><text:a xlink:href="https://www.i2tutorials.com/how-can-you-avoid-local-minima-to-achieve-the-minimized-loss-function/" office:target-frame-name="_top" xlink:show="replace"><text:span text:style-name="Hyperlink">https://www.i2tutorials.com/how-can-you-avoid-local-minima-to-achieve-the-minimized-loss-function/</text:span></text:a></text:p>
        </text:list-item>
      </text:list>
      <text:p text:style-name="Listenabsatz"/>
      <text:p text:style-name="Listenabsatz"/>
      <text:p text:style-name="Standard"/>
      <text:p text:style-name="Standard"/>
      <text:p text:style-name="Standard">bilder</text:p>
      <text:list text:style-name="LFO2" text:continue-numbering="true">
        <text:list-item>
          <text:p text:style-name="P34"><text:a xlink:href="https://pixabay.com/de/vectors/neuron-nervenzelle-axon-dendriten-296581/" office:target-frame-name="_top" xlink:show="replace"><text:span text:style-name="Hyperlink">https://pixabay.com/de/vector</text:span><text:span text:style-name="Hyperlink">s/neuron-nervenzelle-axon-dendriten-296581/</text:span></text:a><text:s/>(Neuron)</text:p>
        </text:list-item>
        <text:list-item>
          <text:p text:style-name="P35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36">https://cdn.kastatic.org/ka-perseus-graphie/994e897fe1d5dd3b47818a241fc0f5431bebf372.svg (3d Loss Function Plot)</text:p>
        </text:list-item>
        <text:list-item>
          <text:p text:style-name="P37">https://i.stack.imgur.com/Kmphu.png (overshooting)</text:p>
        </text:list-item>
        <text:list-item>
          <text:p text:style-name="P38"><text:a xlink:href="https://ujjwalkarn.me/2016/08/11/intuitive-explanation-convnets/" office:target-frame-name="_top" xlink:show="replace"><text:span text:style-name="Hyperlink">https://ujjwalkarn.me/2016/08/11/intuitive-explanation-convnets/</text:span></text:a><text:s/>(Convolution operation)</text:p>
        </text:list-item>
        <text:list-item>
          <text:p text:style-name="P39"><text:a xlink:href="https://miro.medium.com/max/1400/1*6A3A_rt4YmumHusvTvVTxw.png" office:target-frame-name="_top" xlink:show="replace"><text:span text:style-name="Hyperlink">https://</text:span><text:span text:style-name="Hyperlink">miro.medium.com/max/1400/1*6A3A_rt4YmumHusvTvVTxw.png</text:span></text:a><text:s/>(sigmoid)</text:p>
        </text:list-item>
        <text:list-item>
          <text:p text:style-name="P40"><text:a xlink:href="https://en.wikipedia.org/wiki/Overfitting#/media/File:Overfitted_Data.png" office:target-frame-name="_top" xlink:show="replace"><text:span text:style-name="Hyperlink">https://en.wikipedia.org/wiki/Overfitting#/media/File:Overfitted_Data.png</text:span></text:a><text:s/>(overfitting)</text:p>
        </text:list-item>
        <text:list-item>
          <text:p text:style-name="P41"><text:a xlink:href="https://www.zdnet.de/88269102/google-translate-fuer-android-uebersetzt-jetzt-direkt-innerhalb-von-apps/" office:target-frame-name="_top" xlink:show="replace"><text:span text:style-name="Hyperlink">https://www.zdnet.de/88269102/google-translate-fuer-android-uebersetzt-jetzt-direkt-innerhalb-von-apps/</text:span></text:a><text:s/>(google translator)</text:p>
        </text:list-item>
        <text:list-item>
          <text:p text:style-name="P42"><text:a xlink:href="https://www.drei.at/de/planet-drei/blog/artikel/gesichtserkennung.html" office:target-frame-name="_top" xlink:show="replace"><text:span text:style-name="Hyperlink">https://www.drei.at/de/planet-drei/blog/artikel/gesichtserkennung.html</text:span></text:a><text:s/>(Gesichtserkennung)</text:p>
        </text:list-item>
        <text:list-item>
          <text:p text:style-name="P43"><text:a xlink:href="https://vivoka.com/speech-to-text/" office:target-frame-name="_top" xlink:show="replace"><text:span text:style-name="Hyperlink">https://vivoka.com/speech-to-text/</text:span></text:a><text:s/>(Speech to text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4-06T12:12:00Z</dc:date>
    <meta:template xlink:href="Normal.dotm" xlink:type="simple"/>
    <meta:editing-cycles>41</meta:editing-cycles>
    <meta:editing-duration>PT0S</meta:editing-duration>
    <meta:document-statistic meta:page-count="2" meta:paragraph-count="15" meta:word-count="1069" meta:character-count="7789" meta:row-count="56" meta:non-whitespace-character-count="6735"/>
  </office:meta>
</office:document-meta>
</file>